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3fcda6" officeooo:paragraph-rsid="00ad3baf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6e486" officeooo:paragraph-rsid="0056e486"/>
    </style:style>
    <style:style style:name="P73" style:family="paragraph" style:parent-style-name="Table_20_Contents">
      <style:text-properties officeooo:rsid="0057e7ca" officeooo:paragraph-rsid="0057e7ca"/>
    </style:style>
    <style:style style:name="P74" style:family="paragraph" style:parent-style-name="Table_20_Contents">
      <style:text-properties officeooo:rsid="00584394" officeooo:paragraph-rsid="00584394"/>
    </style:style>
    <style:style style:name="P75" style:family="paragraph" style:parent-style-name="Table_20_Contents">
      <style:text-properties officeooo:rsid="0058d31b" officeooo:paragraph-rsid="0058d31b"/>
    </style:style>
    <style:style style:name="P76" style:family="paragraph" style:parent-style-name="Table_20_Contents">
      <style:text-properties officeooo:rsid="005c274b" officeooo:paragraph-rsid="005c274b"/>
    </style:style>
    <style:style style:name="P77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8" style:family="paragraph" style:parent-style-name="Table_20_Contents">
      <style:text-properties officeooo:rsid="005c84d0" officeooo:paragraph-rsid="005c84d0"/>
    </style:style>
    <style:style style:name="P79" style:family="paragraph" style:parent-style-name="Table_20_Contents">
      <style:text-properties officeooo:rsid="005e8234" officeooo:paragraph-rsid="005e8234"/>
    </style:style>
    <style:style style:name="P80" style:family="paragraph" style:parent-style-name="Table_20_Contents">
      <style:text-properties officeooo:rsid="006071d2" officeooo:paragraph-rsid="006071d2"/>
    </style:style>
    <style:style style:name="P81" style:family="paragraph" style:parent-style-name="Table_20_Contents">
      <style:text-properties officeooo:rsid="0060afb5" officeooo:paragraph-rsid="0060afb5"/>
    </style:style>
    <style:style style:name="P82" style:family="paragraph" style:parent-style-name="Table_20_Contents">
      <style:text-properties officeooo:rsid="00610f0b" officeooo:paragraph-rsid="00610f0b"/>
    </style:style>
    <style:style style:name="P83" style:family="paragraph" style:parent-style-name="Table_20_Contents">
      <style:text-properties officeooo:rsid="006124e2" officeooo:paragraph-rsid="006124e2"/>
    </style:style>
    <style:style style:name="P84" style:family="paragraph" style:parent-style-name="Table_20_Contents">
      <style:text-properties officeooo:rsid="0062cee5" officeooo:paragraph-rsid="0062cee5"/>
    </style:style>
    <style:style style:name="P85" style:family="paragraph" style:parent-style-name="Table_20_Contents">
      <style:text-properties officeooo:rsid="0063770a" officeooo:paragraph-rsid="0063770a"/>
    </style:style>
    <style:style style:name="P86" style:family="paragraph" style:parent-style-name="Table_20_Contents">
      <style:text-properties officeooo:rsid="00638aea" officeooo:paragraph-rsid="00638aea"/>
    </style:style>
    <style:style style:name="P87" style:family="paragraph" style:parent-style-name="Table_20_Contents">
      <style:text-properties officeooo:rsid="006419ed" officeooo:paragraph-rsid="006419ed"/>
    </style:style>
    <style:style style:name="P88" style:family="paragraph" style:parent-style-name="Table_20_Contents">
      <style:text-properties officeooo:rsid="0064879a" officeooo:paragraph-rsid="0064879a"/>
    </style:style>
    <style:style style:name="P89" style:family="paragraph" style:parent-style-name="Table_20_Contents">
      <style:text-properties officeooo:rsid="0065451c" officeooo:paragraph-rsid="0065451c"/>
    </style:style>
    <style:style style:name="P90" style:family="paragraph" style:parent-style-name="Table_20_Contents">
      <style:text-properties officeooo:rsid="00665184" officeooo:paragraph-rsid="00665184"/>
    </style:style>
    <style:style style:name="P91" style:family="paragraph" style:parent-style-name="Table_20_Contents">
      <style:text-properties officeooo:rsid="0067ee95" officeooo:paragraph-rsid="0067ee95"/>
    </style:style>
    <style:style style:name="P92" style:family="paragraph" style:parent-style-name="Table_20_Contents">
      <style:text-properties officeooo:rsid="00686e7d" officeooo:paragraph-rsid="00686e7d"/>
    </style:style>
    <style:style style:name="P93" style:family="paragraph" style:parent-style-name="Table_20_Contents">
      <style:text-properties officeooo:rsid="006953c2" officeooo:paragraph-rsid="006953c2"/>
    </style:style>
    <style:style style:name="P94" style:family="paragraph" style:parent-style-name="Table_20_Contents">
      <style:text-properties officeooo:rsid="006a1e53" officeooo:paragraph-rsid="006a1e53"/>
    </style:style>
    <style:style style:name="P95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6" style:family="paragraph" style:parent-style-name="Table_20_Contents">
      <style:text-properties officeooo:rsid="006a2230" officeooo:paragraph-rsid="006a2230"/>
    </style:style>
    <style:style style:name="P97" style:family="paragraph" style:parent-style-name="Table_20_Contents">
      <style:text-properties officeooo:rsid="006a2376" officeooo:paragraph-rsid="006a2376"/>
    </style:style>
    <style:style style:name="P98" style:family="paragraph" style:parent-style-name="Table_20_Contents">
      <style:text-properties officeooo:rsid="006a479e" officeooo:paragraph-rsid="006a479e"/>
    </style:style>
    <style:style style:name="P99" style:family="paragraph" style:parent-style-name="Table_20_Contents">
      <style:text-properties officeooo:rsid="006aa1e3" officeooo:paragraph-rsid="006aa1e3"/>
    </style:style>
    <style:style style:name="P100" style:family="paragraph" style:parent-style-name="Table_20_Contents">
      <style:text-properties officeooo:rsid="006bff25" officeooo:paragraph-rsid="006bff25"/>
    </style:style>
    <style:style style:name="P101" style:family="paragraph" style:parent-style-name="Table_20_Contents">
      <style:text-properties officeooo:rsid="006c249d" officeooo:paragraph-rsid="006c249d"/>
    </style:style>
    <style:style style:name="P102" style:family="paragraph" style:parent-style-name="Table_20_Contents">
      <style:text-properties officeooo:rsid="006daf62" officeooo:paragraph-rsid="006daf62"/>
    </style:style>
    <style:style style:name="P103" style:family="paragraph" style:parent-style-name="Table_20_Contents">
      <style:text-properties officeooo:rsid="006f419e" officeooo:paragraph-rsid="006f419e"/>
    </style:style>
    <style:style style:name="P104" style:family="paragraph" style:parent-style-name="Table_20_Contents">
      <style:text-properties officeooo:rsid="006f4971" officeooo:paragraph-rsid="006f4971"/>
    </style:style>
    <style:style style:name="P105" style:family="paragraph" style:parent-style-name="Table_20_Contents">
      <style:text-properties officeooo:rsid="007092fc" officeooo:paragraph-rsid="007092fc"/>
    </style:style>
    <style:style style:name="P106" style:family="paragraph" style:parent-style-name="Table_20_Contents">
      <style:text-properties officeooo:rsid="00715c67" officeooo:paragraph-rsid="00715c67"/>
    </style:style>
    <style:style style:name="P107" style:family="paragraph" style:parent-style-name="Table_20_Contents">
      <style:text-properties officeooo:rsid="0071c1a0" officeooo:paragraph-rsid="0071c1a0"/>
    </style:style>
    <style:style style:name="P108" style:family="paragraph" style:parent-style-name="Table_20_Contents">
      <style:text-properties officeooo:rsid="0072cb73" officeooo:paragraph-rsid="0072cb73"/>
    </style:style>
    <style:style style:name="P109" style:family="paragraph" style:parent-style-name="Table_20_Contents">
      <style:text-properties officeooo:rsid="0073263e" officeooo:paragraph-rsid="0073263e"/>
    </style:style>
    <style:style style:name="P110" style:family="paragraph" style:parent-style-name="Table_20_Contents">
      <style:text-properties officeooo:rsid="00752395" officeooo:paragraph-rsid="00752395"/>
    </style:style>
    <style:style style:name="P111" style:family="paragraph" style:parent-style-name="Table_20_Contents">
      <style:text-properties officeooo:rsid="0075c097" officeooo:paragraph-rsid="0075c097"/>
    </style:style>
    <style:style style:name="P112" style:family="paragraph" style:parent-style-name="Table_20_Contents">
      <style:text-properties officeooo:rsid="0075e0b9" officeooo:paragraph-rsid="0075e0b9"/>
    </style:style>
    <style:style style:name="P113" style:family="paragraph" style:parent-style-name="Table_20_Contents">
      <style:text-properties officeooo:rsid="0075e4b1" officeooo:paragraph-rsid="0075e4b1"/>
    </style:style>
    <style:style style:name="P114" style:family="paragraph" style:parent-style-name="Table_20_Contents">
      <style:text-properties officeooo:rsid="0077ace9" officeooo:paragraph-rsid="0077ace9"/>
    </style:style>
    <style:style style:name="P115" style:family="paragraph" style:parent-style-name="Table_20_Contents">
      <style:text-properties officeooo:rsid="0077ebc7" officeooo:paragraph-rsid="0077ebc7"/>
    </style:style>
    <style:style style:name="P116" style:family="paragraph" style:parent-style-name="Table_20_Contents">
      <style:text-properties officeooo:rsid="00791bca" officeooo:paragraph-rsid="00791bca"/>
    </style:style>
    <style:style style:name="P117" style:family="paragraph" style:parent-style-name="Table_20_Contents">
      <style:text-properties officeooo:rsid="007ab412" officeooo:paragraph-rsid="007ab412"/>
    </style:style>
    <style:style style:name="P118" style:family="paragraph" style:parent-style-name="Table_20_Contents">
      <style:text-properties officeooo:rsid="007bcb5d" officeooo:paragraph-rsid="007bcb5d"/>
    </style:style>
    <style:style style:name="P119" style:family="paragraph" style:parent-style-name="Table_20_Contents">
      <style:text-properties officeooo:rsid="007d6291" officeooo:paragraph-rsid="007d6291"/>
    </style:style>
    <style:style style:name="P120" style:family="paragraph" style:parent-style-name="Table_20_Contents">
      <style:text-properties officeooo:rsid="007d7e6f" officeooo:paragraph-rsid="007d7e6f"/>
    </style:style>
    <style:style style:name="P121" style:family="paragraph" style:parent-style-name="Table_20_Contents">
      <style:text-properties officeooo:rsid="007ecdbe" officeooo:paragraph-rsid="007ecdbe"/>
    </style:style>
    <style:style style:name="P122" style:family="paragraph" style:parent-style-name="Table_20_Contents">
      <style:text-properties officeooo:rsid="007fdff7" officeooo:paragraph-rsid="007fdff7"/>
    </style:style>
    <style:style style:name="P123" style:family="paragraph" style:parent-style-name="Table_20_Contents">
      <style:text-properties officeooo:rsid="008065b6" officeooo:paragraph-rsid="008065b6"/>
    </style:style>
    <style:style style:name="P124" style:family="paragraph" style:parent-style-name="Table_20_Contents">
      <style:text-properties officeooo:rsid="0081f102" officeooo:paragraph-rsid="0081f102"/>
    </style:style>
    <style:style style:name="P125" style:family="paragraph" style:parent-style-name="Table_20_Contents">
      <style:text-properties officeooo:rsid="008357aa" officeooo:paragraph-rsid="008357aa"/>
    </style:style>
    <style:style style:name="P126" style:family="paragraph" style:parent-style-name="Table_20_Contents">
      <style:text-properties officeooo:rsid="0084edf6" officeooo:paragraph-rsid="0084edf6"/>
    </style:style>
    <style:style style:name="P127" style:family="paragraph" style:parent-style-name="Table_20_Contents">
      <style:text-properties officeooo:rsid="0085b835" officeooo:paragraph-rsid="0085b835"/>
    </style:style>
    <style:style style:name="P128" style:family="paragraph" style:parent-style-name="Table_20_Contents">
      <style:text-properties officeooo:rsid="0086f57e" officeooo:paragraph-rsid="0086f57e"/>
    </style:style>
    <style:style style:name="P129" style:family="paragraph" style:parent-style-name="Table_20_Contents">
      <style:text-properties officeooo:rsid="008774c6" officeooo:paragraph-rsid="008774c6"/>
    </style:style>
    <style:style style:name="P130" style:family="paragraph" style:parent-style-name="Table_20_Contents">
      <style:text-properties officeooo:rsid="008a6676" officeooo:paragraph-rsid="008a6676"/>
    </style:style>
    <style:style style:name="P131" style:family="paragraph" style:parent-style-name="Table_20_Contents">
      <style:text-properties officeooo:rsid="008b5347" officeooo:paragraph-rsid="008b5347"/>
    </style:style>
    <style:style style:name="P132" style:family="paragraph" style:parent-style-name="Table_20_Contents">
      <style:text-properties officeooo:rsid="008bd5ea" officeooo:paragraph-rsid="008bd5ea"/>
    </style:style>
    <style:style style:name="P133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4" style:family="paragraph" style:parent-style-name="Table_20_Contents">
      <style:text-properties officeooo:rsid="008d71cb" officeooo:paragraph-rsid="008d71cb"/>
    </style:style>
    <style:style style:name="P135" style:family="paragraph" style:parent-style-name="Table_20_Contents">
      <style:text-properties officeooo:rsid="0091fdf2" officeooo:paragraph-rsid="0091fdf2"/>
    </style:style>
    <style:style style:name="P136" style:family="paragraph" style:parent-style-name="Table_20_Contents">
      <style:text-properties officeooo:rsid="009322d4" officeooo:paragraph-rsid="009322d4"/>
    </style:style>
    <style:style style:name="P137" style:family="paragraph" style:parent-style-name="Table_20_Contents">
      <style:text-properties officeooo:rsid="0094f0ee" officeooo:paragraph-rsid="0037df86"/>
    </style:style>
    <style:style style:name="P138" style:family="paragraph" style:parent-style-name="Table_20_Contents">
      <style:text-properties officeooo:rsid="0094f0ee" officeooo:paragraph-rsid="003a7cc5"/>
    </style:style>
    <style:style style:name="P139" style:family="paragraph" style:parent-style-name="Table_20_Contents">
      <style:text-properties officeooo:rsid="009a8377" officeooo:paragraph-rsid="009a8377"/>
    </style:style>
    <style:style style:name="P140" style:family="paragraph" style:parent-style-name="Table_20_Contents">
      <style:text-properties officeooo:rsid="009c3e04" officeooo:paragraph-rsid="009c3e04"/>
    </style:style>
    <style:style style:name="P141" style:family="paragraph" style:parent-style-name="Table_20_Contents">
      <style:text-properties officeooo:rsid="00a00f36" officeooo:paragraph-rsid="00a00f36"/>
    </style:style>
    <style:style style:name="P142" style:family="paragraph" style:parent-style-name="Table_20_Contents">
      <style:text-properties officeooo:rsid="00a216eb"/>
    </style:style>
    <style:style style:name="P143" style:family="paragraph" style:parent-style-name="Table_20_Contents">
      <style:text-properties officeooo:rsid="00a72051" officeooo:paragraph-rsid="00a72051"/>
    </style:style>
    <style:style style:name="P144" style:family="paragraph" style:parent-style-name="Table_20_Contents">
      <style:text-properties officeooo:rsid="00a87503" officeooo:paragraph-rsid="00a87503"/>
    </style:style>
    <style:style style:name="P145" style:family="paragraph" style:parent-style-name="Footnote">
      <style:text-properties officeooo:rsid="000b161d" officeooo:paragraph-rsid="000b161d"/>
    </style:style>
    <style:style style:name="P146" style:family="paragraph" style:parent-style-name="Table_20_Heading">
      <style:text-properties officeooo:rsid="00084874" officeooo:paragraph-rsid="00084874"/>
    </style:style>
    <style:style style:name="P147" style:family="paragraph" style:parent-style-name="Table_20_Heading">
      <style:text-properties officeooo:rsid="00084874" officeooo:paragraph-rsid="00533014"/>
    </style:style>
    <style:style style:name="P148" style:family="paragraph" style:parent-style-name="Table_20_Heading">
      <style:text-properties officeooo:rsid="00098c23" officeooo:paragraph-rsid="00098c23"/>
    </style:style>
    <style:style style:name="P149" style:family="paragraph" style:parent-style-name="Table_20_Heading">
      <style:text-properties officeooo:rsid="00098c23" officeooo:paragraph-rsid="00533014"/>
    </style:style>
    <style:style style:name="P150" style:family="paragraph" style:parent-style-name="Table_20_Heading">
      <style:text-properties officeooo:rsid="0016f893" officeooo:paragraph-rsid="0016f893"/>
    </style:style>
    <style:style style:name="P151" style:family="paragraph" style:parent-style-name="Table_20_Heading">
      <style:text-properties officeooo:rsid="0016f893" officeooo:paragraph-rsid="00533014"/>
    </style:style>
    <style:style style:name="P152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0">Package</text:p>
            </table:table-cell>
            <table:table-cell table:style-name="Tableau1.B1" office:value-type="string">
              <text:p text:style-name="P148">Version<text:note text:id="ftn1" text:note-class="footnote"><text:note-citation>1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6">Source</text:p>
            </table:table-cell>
            <table:table-cell table:style-name="Tableau1.D1" office:value-type="string">
              <text:p text:style-name="P146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8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8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3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3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3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142">OK.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1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1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<text:span text:style-name="T44">2.1</text:span>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<text:span text:style-name="T44">OK</text:span>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5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5">OK. <text:span text:style-name="T35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7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29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6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1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1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39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39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<text:span text:style-name="T44">10</text:span>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<text:span text:style-name="T44">OK</text:span>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5">491</text:span> / 11.2.202.<text:span text:style-name="T25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5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1">OK</text:span>. <text:span text:style-name="T21">Latest requires GTK3 ≥ 3.14.0.</text:span></text:p>
          </table:table-cell>
        </table:table-row>
        <table:table-row>
          <table:table-cell table:style-name="Tableau1.A76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6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6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6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6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2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2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2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2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2">OK</text:span>.</text:p>
          </table:table-cell>
        </table:table-row>
        <table:table-row>
          <table:table-cell table:style-name="Tableau1.A76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2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2">OK</text:span>.</text:p>
          </table:table-cell>
        </table:table-row>
        <table:table-row>
          <table:table-cell table:style-name="Tableau1.A76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6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6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51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id3lib</text:p>
          </table:table-cell>
          <table:table-cell table:style-name="Tableau1.B52" office:value-type="string">
            <text:p text:style-name="P41">3.8.3 / 3.8.3 / 3.8.3</text:p>
          </table:table-cell>
          <table:table-cell table:style-name="Tableau1.C52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2" office:value-type="string">
            <text:p text:style-name="P41">OK.</text:p>
          </table:table-cell>
        </table:table-row>
        <table:table-row>
          <table:table-cell table:style-name="Tableau1.A76" office:value-type="string">
            <text:p text:style-name="P3">imlib2</text:p>
          </table:table-cell>
          <table:table-cell table:style-name="Tableau1.B53" office:value-type="string">
            <text:p text:style-name="P41">1.4.<text:span text:style-name="T30">7</text:span> / 1.4.7 / 1.4.7</text:p>
          </table:table-cell>
          <table:table-cell table:style-name="Tableau1.C53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3" office:value-type="string">
            <text:p text:style-name="P137">OK.</text:p>
          </table:table-cell>
        </table:table-row>
        <table:table-row>
          <table:table-cell table:style-name="Tableau1.A76" office:value-type="string">
            <text:p text:style-name="P3">inkscape</text:p>
          </table:table-cell>
          <table:table-cell table:style-name="Tableau1.B54" office:value-type="string">
            <text:p text:style-name="P41">0.<text:span text:style-name="T45">91</text:span> / 0.91 / 0.91</text:p>
          </table:table-cell>
          <table:table-cell table:style-name="Tableau1.C54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4" office:value-type="string">
            <text:p text:style-name="P41"><text:span text:style-name="T45">OK</text:span>.</text:p>
          </table:table-cell>
        </table:table-row>
        <table:table-row>
          <table:table-cell table:style-name="Tableau1.A76" office:value-type="string">
            <text:p text:style-name="P3">jdk</text:p>
          </table:table-cell>
          <table:table-cell table:style-name="Tableau1.B55" office:value-type="string">
            <text:p text:style-name="P42">8u<text:span text:style-name="T27">51</text:span> / 8u<text:span text:style-name="T27">51</text:span> / 8u<text:span text:style-name="T27">51</text:span></text:p>
          </table:table-cell>
          <table:table-cell table:style-name="Tableau1.C55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5" office:value-type="string">
            <text:p text:style-name="P42">OK.</text:p>
          </table:table-cell>
        </table:table-row>
        <table:table-row>
          <table:table-cell table:style-name="Tableau1.A76" office:value-type="string">
            <text:p text:style-name="P3">lame</text:p>
          </table:table-cell>
          <table:table-cell table:style-name="Tableau1.B56" office:value-type="string">
            <text:p text:style-name="P43">3.99.5 / 3.99.5 / 3.99.5</text:p>
          </table:table-cell>
          <table:table-cell table:style-name="Tableau1.C56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6" office:value-type="string">
            <text:p text:style-name="P3">leafpad</text:p>
          </table:table-cell>
          <table:table-cell table:style-name="Tableau1.B57" office:value-type="string">
            <text:p text:style-name="P44">0.8.18.1 / 0.8.18.1 / 0.8.17 (?)</text:p>
          </table:table-cell>
          <table:table-cell table:style-name="Tableau1.C57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6" office:value-type="string">
            <text:p text:style-name="P3">libburn</text:p>
          </table:table-cell>
          <table:table-cell table:style-name="Tableau1.B58" office:value-type="string">
            <text:p text:style-name="P44">1.<text:span text:style-name="T30">4.0</text:span> / 1.4.0 / 1.4.0</text:p>
          </table:table-cell>
          <table:table-cell table:style-name="Tableau1.C58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8" office:value-type="string">
            <text:p text:style-name="P138">OK.</text:p>
          </table:table-cell>
        </table:table-row>
        <table:table-row>
          <table:table-cell table:style-name="Tableau1.A76" office:value-type="string">
            <text:p text:style-name="P3">libcdaudio</text:p>
          </table:table-cell>
          <table:table-cell table:style-name="Tableau1.B59" office:value-type="string">
            <text:p text:style-name="P45">0.99.12p2 / 0.99.12p2 / 0.99.12p2</text:p>
          </table:table-cell>
          <table:table-cell table:style-name="Tableau1.C59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59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cuefile</text:p>
          </table:table-cell>
          <table:table-cell table:style-name="Tableau1.B60" office:value-type="string">
            <text:p text:style-name="P45">r475 / r475 / r475</text:p>
          </table:table-cell>
          <table:table-cell table:style-name="Tableau1.C60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</text:p>
          </table:table-cell>
          <table:table-cell table:style-name="Tableau1.B61" office:value-type="string">
            <text:p text:style-name="P45">1.0.0 / 1.0.0 / 1.0.0</text:p>
          </table:table-cell>
          <table:table-cell table:style-name="Tableau1.C61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dcss</text:p>
          </table:table-cell>
          <table:table-cell table:style-name="Tableau1.B62" office:value-type="string">
            <text:p text:style-name="P46">1.2.13 / 1.2.13 / 1.2.13</text:p>
          </table:table-cell>
          <table:table-cell table:style-name="Tableau1.C62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dvdnav</text:p>
          </table:table-cell>
          <table:table-cell table:style-name="Tableau1.B63" office:value-type="string">
            <text:p text:style-name="P46">4.2.0 / 4.2.0 / 5.0.0</text:p>
          </table:table-cell>
          <table:table-cell table:style-name="Tableau1.C63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exif-gtk</text:p>
          </table:table-cell>
          <table:table-cell table:style-name="Tableau1.B64" office:value-type="string">
            <text:p text:style-name="P46">0.3.5 / 0.3.5 / 0.4.0</text:p>
          </table:table-cell>
          <table:table-cell table:style-name="Tableau1.C64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anvas</text:p>
          </table:table-cell>
          <table:table-cell table:style-name="Tableau1.B65" office:value-type="string">
            <text:p text:style-name="P46">2.30.3 / 2.30.3 / 2.30.3</text:p>
          </table:table-cell>
          <table:table-cell table:style-name="Tableau1.C65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ups</text:p>
          </table:table-cell>
          <table:table-cell table:style-name="Tableau1.B66" office:value-type="string">
            <text:p text:style-name="P46">0.2.3 / 0.2.3 / 0.2.3</text:p>
          </table:table-cell>
          <table:table-cell table:style-name="Tableau1.C66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print</text:p>
          </table:table-cell>
          <table:table-cell table:style-name="Tableau1.B67" office:value-type="string">
            <text:p text:style-name="P47">2.18.8 / 2.18.8 / 2.18.8</text:p>
          </table:table-cell>
          <table:table-cell table:style-name="Tableau1.C67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gnomeprintui</text:p>
          </table:table-cell>
          <table:table-cell table:style-name="Tableau1.B68" office:value-type="string">
            <text:p text:style-name="P47">2.18.6 / 2.18.6 / 2.18.6</text:p>
          </table:table-cell>
          <table:table-cell table:style-name="Tableau1.C68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isofs</text:p>
          </table:table-cell>
          <table:table-cell table:style-name="Tableau1.B69" office:value-type="string">
            <text:p text:style-name="P44">1.<text:span text:style-name="T30">4.0</text:span> / 1.4.0 / 1.4.0</text:p>
          </table:table-cell>
          <table:table-cell table:style-name="Tableau1.C69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69" office:value-type="string">
            <text:p text:style-name="P44"><text:span text:style-name="T30">OK</text:span>.</text:p>
          </table:table-cell>
        </table:table-row>
        <table:table-row>
          <table:table-cell table:style-name="Tableau1.A76" office:value-type="string">
            <text:p text:style-name="P3">libmp4v2</text:p>
          </table:table-cell>
          <table:table-cell table:style-name="Tableau1.B70" office:value-type="string">
            <text:p text:style-name="P48">2.0.0 / 2.0.0 / 2.0.0</text:p>
          </table:table-cell>
          <table:table-cell table:style-name="Tableau1.C70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mpeg2</text:p>
          </table:table-cell>
          <table:table-cell table:style-name="Tableau1.B71" office:value-type="string">
            <text:p text:style-name="P48">0.5.1 / 0.5.1 / 0.5.1</text:p>
          </table:table-cell>
          <table:table-cell table:style-name="Tableau1.C71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openraw</text:p>
          </table:table-cell>
          <table:table-cell table:style-name="Tableau1.B72" office:value-type="string">
            <text:p text:style-name="P48">0.0.9 / 0.0.9 / 0.0.9</text:p>
          </table:table-cell>
          <table:table-cell table:style-name="Tableau1.C72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quicktime</text:p>
          </table:table-cell>
          <table:table-cell table:style-name="Tableau1.B73" office:value-type="string">
            <text:p text:style-name="P49">1.2.4 / 1.2.4 / 1.2.4</text:p>
          </table:table-cell>
          <table:table-cell table:style-name="Tableau1.C73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reoffice</text:p>
          </table:table-cell>
          <table:table-cell table:style-name="Tableau1.B74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4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helppack</text:p>
          </table:table-cell>
          <table:table-cell table:style-name="Tableau1.B75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5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langpack</text:p>
          </table:table-cell>
          <table:table-cell table:style-name="Tableau1.B76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116" office:value-type="string">
            <text:p text:style-name="P3">libsigc++</text:p>
          </table:table-cell>
          <table:table-cell table:style-name="Tableau1.B77" office:value-type="string">
            <text:p text:style-name="P52">2.2.11 / 2.2.11 / 2.2.11</text:p>
          </table:table-cell>
          <table:table-cell table:style-name="Tableau1.C77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7" office:value-type="string">
            <text:p text:style-name="P52">OK.</text:p>
          </table:table-cell>
        </table:table-row>
        <table:table-row>
          <table:table-cell table:style-name="Tableau1.A116" office:value-type="string">
            <text:p text:style-name="P3">libunique</text:p>
          </table:table-cell>
          <table:table-cell table:style-name="Tableau1.B78" office:value-type="string">
            <text:p text:style-name="P52">1.1.6 / 1.1.6 / 1.1.6</text:p>
          </table:table-cell>
          <table:table-cell table:style-name="Tableau1.C78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8" office:value-type="string">
            <text:p text:style-name="P53">OK.</text:p>
          </table:table-cell>
        </table:table-row>
        <table:table-row>
          <table:table-cell table:style-name="Tableau1.A116" office:value-type="string">
            <text:p text:style-name="P3">libupnp</text:p>
          </table:table-cell>
          <table:table-cell table:style-name="Tableau1.B79" office:value-type="string">
            <text:p text:style-name="P53">1.6.17 / 1.6.17 / <text:span text:style-name="T18">1.6.19</text:span></text:p>
          </table:table-cell>
          <table:table-cell table:style-name="Tableau1.C79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79" office:value-type="string">
            <text:p text:style-name="P54"><text:span text:style-name="T30">OK</text:span>. <text:span text:style-name="T30">Later version doesn't build.</text:span></text:p>
          </table:table-cell>
        </table:table-row>
        <table:table-row>
          <table:table-cell table:style-name="Tableau1.A116" office:value-type="string">
            <text:p text:style-name="P3">libxfce4ui</text:p>
          </table:table-cell>
          <table:table-cell table:style-name="Tableau1.B80" office:value-type="string">
            <text:p text:style-name="P7">4.12.1 / <text:span text:style-name="T12">4.10.0</text:span> / 4.12.1</text:p>
          </table:table-cell>
          <table:table-cell table:style-name="Tableau1.C80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0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ibxfce4util</text:p>
          </table:table-cell>
          <table:table-cell table:style-name="Tableau1.B81" office:value-type="string">
            <text:p text:style-name="P8">4.12.1 / <text:span text:style-name="T12">4.10.1</text:span> / 4.12.1</text:p>
          </table:table-cell>
          <table:table-cell table:style-name="Tableau1.C81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ua</text:p>
          </table:table-cell>
          <table:table-cell table:style-name="Tableau1.B82" office:value-type="string">
            <text:p text:style-name="P55">5.1.5 / 5.1.5 / 5.1.5</text:p>
          </table:table-cell>
          <table:table-cell table:style-name="Tableau1.C82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2" office:value-type="string">
            <text:p text:style-name="P55"><text:span text:style-name="T30">OK. </text:span>Stick with 5.1.x version.</text:p>
          </table:table-cell>
        </table:table-row>
        <table:table-row>
          <table:table-cell table:style-name="Tableau1.A116" office:value-type="string">
            <text:p text:style-name="P3">luna-wallpapers</text:p>
          </table:table-cell>
          <table:table-cell table:style-name="Tableau1.B83" office:value-type="string">
            <text:p text:style-name="P56">0.2 / 0.2 / 0.2</text:p>
          </table:table-cell>
          <table:table-cell table:style-name="Tableau1.C83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3" office:value-type="string">
            <text:p text:style-name="P56">OK.</text:p>
          </table:table-cell>
        </table:table-row>
        <table:table-row>
          <table:table-cell table:style-name="Tableau1.A116" office:value-type="string">
            <text:p text:style-name="P3">lxml</text:p>
          </table:table-cell>
          <table:table-cell table:style-name="Tableau1.B84" office:value-type="string">
            <text:p text:style-name="P57">3.4.<text:span text:style-name="T31">4</text:span> / 3.4.4 / 3.4.4</text:p>
          </table:table-cell>
          <table:table-cell table:style-name="Tableau1.C84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4" office:value-type="string">
            <text:p text:style-name="P58"><text:span text:style-name="T31">OK</text:span>.</text:p>
          </table:table-cell>
        </table:table-row>
        <table:table-row>
          <table:table-cell table:style-name="Tableau1.A116" office:value-type="string">
            <text:p text:style-name="P3">microlinux-wallpapers</text:p>
          </table:table-cell>
          <table:table-cell table:style-name="Tableau1.B85" office:value-type="string">
            <text:p text:style-name="P57">1.0 (none)</text:p>
          </table:table-cell>
          <table:table-cell table:style-name="Tableau1.C85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5" office:value-type="string">
            <text:p text:style-name="P57">OK.</text:p>
          </table:table-cell>
        </table:table-row>
        <table:table-row>
          <table:table-cell table:style-name="Tableau1.A116" office:value-type="string">
            <text:p text:style-name="P3">mlt</text:p>
          </table:table-cell>
          <table:table-cell table:style-name="Tableau1.B86" office:value-type="string">
            <text:p text:style-name="P58">0.9.<text:span text:style-name="T40">6</text:span> / 0.9.6 / 0.9.6</text:p>
          </table:table-cell>
          <table:table-cell table:style-name="Tableau1.C86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6" office:value-type="string">
            <text:p text:style-name="P141">OK.</text:p>
          </table:table-cell>
        </table:table-row>
        <table:table-row>
          <table:table-cell table:style-name="Tableau1.A116" office:value-type="string">
            <text:p text:style-name="P3">mm-common</text:p>
          </table:table-cell>
          <table:table-cell table:style-name="Tableau1.B87" office:value-type="string">
            <text:p text:style-name="P59">0.9.<text:span text:style-name="T32">7</text:span> / 0.9.7 / 0.9.7</text:p>
          </table:table-cell>
          <table:table-cell table:style-name="Tableau1.C87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7" office:value-type="string">
            <text:p text:style-name="P59"><text:span text:style-name="T32">OK</text:span>.</text:p>
          </table:table-cell>
        </table:table-row>
        <table:table-row>
          <table:table-cell table:style-name="Tableau1.A116" office:value-type="string">
            <text:p text:style-name="P3">mozilla-firefox-langpack</text:p>
          </table:table-cell>
          <table:table-cell table:style-name="Tableau1.B88" office:value-type="string">
            <text:p text:style-name="P59">31.<text:span text:style-name="T26">8</text:span>.0 / - / 31.<text:span text:style-name="T26">8</text:span>.0</text:p>
          </table:table-cell>
          <table:table-cell table:style-name="Tableau1.C88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8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ozilla-thunderbird-langpack</text:p>
          </table:table-cell>
          <table:table-cell table:style-name="Tableau1.B89" office:value-type="string">
            <text:p text:style-name="P59">3<text:span text:style-name="T26">8</text:span>.<text:span text:style-name="T26">1</text:span>.0 / - / 3<text:span text:style-name="T26">8</text:span>.<text:span text:style-name="T26">1</text:span>.0</text:p>
          </table:table-cell>
          <table:table-cell table:style-name="Tableau1.C89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player-codecs32</text:p>
          </table:table-cell>
          <table:table-cell table:style-name="Tableau1.B90" office:value-type="string">
            <text:p text:style-name="P60">20110131 / 20110131 / -</text:p>
          </table:table-cell>
          <table:table-cell table:style-name="Tableau1.C90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0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player-codecs64</text:p>
          </table:table-cell>
          <table:table-cell table:style-name="Tableau1.B91" office:value-type="string">
            <text:p text:style-name="P60">20061022 / 20061022 / -</text:p>
          </table:table-cell>
          <table:table-cell table:style-name="Tableau1.C91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Player</text:p>
          </table:table-cell>
          <table:table-cell table:style-name="Tableau1.B92" office:value-type="string">
            <text:p text:style-name="P61">1.1.1 / 1.1_20130819 / 1.1.1</text:p>
          </table:table-cell>
          <table:table-cell table:style-name="Tableau1.C92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2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muParser</text:p>
          </table:table-cell>
          <table:table-cell table:style-name="Tableau1.B93" office:value-type="string">
            <text:p text:style-name="P61">2.2.<text:span text:style-name="T33">4</text:span> / 2.2.4 / 2.2.4</text:p>
          </table:table-cell>
          <table:table-cell table:style-name="Tableau1.C93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3" office:value-type="string">
            <text:p text:style-name="P61"><text:span text:style-name="T33">OK</text:span>.</text:p>
          </table:table-cell>
        </table:table-row>
        <table:table-row>
          <table:table-cell table:style-name="Tableau1.A116" office:value-type="string">
            <text:p text:style-name="P3">numlockx</text:p>
          </table:table-cell>
          <table:table-cell table:style-name="Tableau1.B94" office:value-type="string">
            <text:p text:style-name="P61">1.2 / 1.2 / - </text:p>
          </table:table-cell>
          <table:table-cell table:style-name="Tableau1.C94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4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numpy</text:p>
          </table:table-cell>
          <table:table-cell table:style-name="Tableau1.B95" office:value-type="string">
            <text:p text:style-name="P62">1.9.1 / 1.9.1 / -</text:p>
          </table:table-cell>
          <table:table-cell table:style-name="Tableau1.C95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5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openshot</text:p>
          </table:table-cell>
          <table:table-cell table:style-name="Tableau1.B96" office:value-type="string">
            <text:p text:style-name="P62">1.4.3 / 1.4.3 / 1.4.3</text:p>
          </table:table-cell>
          <table:table-cell table:style-name="Tableau1.C96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orage</text:p>
          </table:table-cell>
          <table:table-cell table:style-name="Tableau1.B97" office:value-type="string">
            <text:p text:style-name="P13">4.<text:span text:style-name="T34">12.1</text:span> / <text:span text:style-name="T13">4.8.4</text:span> / 4.12.1</text:p>
          </table:table-cell>
          <table:table-cell table:style-name="Tableau1.C97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7" office:value-type="string">
            <text:p text:style-name="P13"><text:span text:style-name="T34">OK</text:span>.</text:p>
          </table:table-cell>
        </table:table-row>
        <table:table-row>
          <table:table-cell table:style-name="Tableau1.A116" office:value-type="string">
            <text:p text:style-name="P3">orc</text:p>
          </table:table-cell>
          <table:table-cell table:style-name="Tableau1.B98" office:value-type="string">
            <text:p text:style-name="P63">0.4.2<text:span text:style-name="T36">4</text:span> / 0.4.23 / 0.4.24</text:p>
          </table:table-cell>
          <table:table-cell table:style-name="Tableau1.C98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8" office:value-type="string">
            <text:p text:style-name="P63"><text:span text:style-name="T36">OK</text:span>.</text:p>
          </table:table-cell>
        </table:table-row>
        <table:table-row>
          <table:table-cell table:style-name="Tableau1.A116" office:value-type="string">
            <text:p text:style-name="P3">p7zip</text:p>
          </table:table-cell>
          <table:table-cell table:style-name="Tableau1.B99" office:value-type="string">
            <text:p text:style-name="P63">9.20.1 / 9.20.1 / 9.38.1</text:p>
          </table:table-cell>
          <table:table-cell table:style-name="Tableau1.C99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99" office:value-type="string">
            <text:p text:style-name="P139">OK.</text:p>
          </table:table-cell>
        </table:table-row>
        <table:table-row>
          <table:table-cell table:style-name="Tableau1.A116" office:value-type="string">
            <text:p text:style-name="P3">pangomm</text:p>
          </table:table-cell>
          <table:table-cell table:style-name="Tableau1.B100" office:value-type="string">
            <text:p text:style-name="Table_20_Contents">2.<text:span text:style-name="T19">34.0 / 2.34.0 / 2.34.0</text:span></text:p>
          </table:table-cell>
          <table:table-cell table:style-name="Tableau1.C100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0" office:value-type="string">
            <text:p text:style-name="P63">OK.</text:p>
          </table:table-cell>
        </table:table-row>
        <table:table-row>
          <table:table-cell table:style-name="Tableau1.A116" office:value-type="string">
            <text:p text:style-name="P3">perl-extutils-depends</text:p>
          </table:table-cell>
          <table:table-cell table:style-name="Tableau1.B101" office:value-type="string">
            <text:p text:style-name="P63">0.40<text:span text:style-name="T36">4</text:span> / 0.404 / 0.404</text:p>
          </table:table-cell>
          <table:table-cell table:style-name="Tableau1.C101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1" office:value-type="string">
            <text:p text:style-name="P139">OK.</text:p>
          </table:table-cell>
        </table:table-row>
        <table:table-row>
          <table:table-cell table:style-name="Tableau1.A116" office:value-type="string">
            <text:p text:style-name="P3">perl-extutils-pkgconfig</text:p>
          </table:table-cell>
          <table:table-cell table:style-name="Tableau1.B102" office:value-type="string">
            <text:p text:style-name="P63">1.15 / 1.15 / 1.15</text:p>
          </table:table-cell>
          <table:table-cell table:style-name="Tableau1.C102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2" office:value-type="string">
            <text:p text:style-name="P63">OK.</text:p>
          </table:table-cell>
        </table:table-row>
        <text:soft-page-break/>
        <table:table-row>
          <table:table-cell table:style-name="Tableau1.A116" office:value-type="string">
            <text:p text:style-name="P3">perl-glib</text:p>
          </table:table-cell>
          <table:table-cell table:style-name="Tableau1.B103" office:value-type="string">
            <text:p text:style-name="P64">1.30<text:span text:style-name="T36">7</text:span> / 1.307 / 1.307</text:p>
          </table:table-cell>
          <table:table-cell table:style-name="Tableau1.C103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3" office:value-type="string">
            <text:p text:style-name="P64"><text:span text:style-name="T36">OK</text:span>.</text:p>
          </table:table-cell>
        </table:table-row>
        <table:table-row>
          <table:table-cell table:style-name="Tableau1.A116" office:value-type="string">
            <text:p text:style-name="P3">pygoocanvas</text:p>
          </table:table-cell>
          <table:table-cell table:style-name="Tableau1.B104" office:value-type="string">
            <text:p text:style-name="P65">0.14.1 / 0.14.1 / 0.14.1</text:p>
          </table:table-cell>
          <table:table-cell table:style-name="Tableau1.C104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4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pyxdg</text:p>
          </table:table-cell>
          <table:table-cell table:style-name="Tableau1.B105" office:value-type="string">
            <text:p text:style-name="P66">0.25 / 0.25 / 0.25</text:p>
          </table:table-cell>
          <table:table-cell table:style-name="Tableau1.C105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5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recode</text:p>
          </table:table-cell>
          <table:table-cell table:style-name="Tableau1.B106" office:value-type="string">
            <text:p text:style-name="P66">3.7beta2 / 3.7beta2 / 3.7beta2</text:p>
          </table:table-cell>
          <table:table-cell table:style-name="Tableau1.C106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sbopkg</text:p>
          </table:table-cell>
          <table:table-cell table:style-name="Tableau1.B107" office:value-type="string">
            <text:p text:style-name="P66">0.37.0 / - / 0.37.0</text:p>
          </table:table-cell>
          <table:table-cell table:style-name="Tableau1.C107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scons</text:p>
          </table:table-cell>
          <table:table-cell table:style-name="Tableau1.B108" office:value-type="string">
            <text:p text:style-name="P66">2.3.<text:span text:style-name="T36">5</text:span> / 2.3.4 / 2.3.5</text:p>
          </table:table-cell>
          <table:table-cell table:style-name="Tableau1.C108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8" office:value-type="string">
            <text:p text:style-name="P66"><text:span text:style-name="T36">OK</text:span>.</text:p>
          </table:table-cell>
        </table:table-row>
        <table:table-row>
          <table:table-cell table:style-name="Tableau1.A116" office:value-type="string">
            <text:p text:style-name="P3">scribus</text:p>
          </table:table-cell>
          <table:table-cell table:style-name="Tableau1.B109" office:value-type="string">
            <text:p text:style-name="P66">1.4.<text:span text:style-name="T46">5</text:span> / 1.4.4 / 1.4.5</text:p>
          </table:table-cell>
          <table:table-cell table:style-name="Tableau1.C109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09" office:value-type="string">
            <text:p text:style-name="P66"><text:span text:style-name="T46">OK</text:span>.</text:p>
          </table:table-cell>
        </table:table-row>
        <table:table-row>
          <table:table-cell table:style-name="Tableau1.A116" office:value-type="string">
            <text:p text:style-name="P3">slackpkg+</text:p>
          </table:table-cell>
          <table:table-cell table:style-name="Tableau1.B110" office:value-type="string">
            <text:p text:style-name="P67">1.3.2 / - / 1.<text:span text:style-name="T48">5.0</text:span></text:p>
          </table:table-cell>
          <table:table-cell table:style-name="Tableau1.C110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0" office:value-type="string">
            <text:p text:style-name="P144">OK.</text:p>
          </table:table-cell>
        </table:table-row>
        <table:table-row>
          <table:table-cell table:style-name="Tableau1.A116" office:value-type="string">
            <text:p text:style-name="P3">thunar-archive-plugin</text:p>
          </table:table-cell>
          <table:table-cell table:style-name="Tableau1.B111" office:value-type="string">
            <text:p text:style-name="P67">0.3.1 / 0.3.1 / 0.3.1</text:p>
          </table:table-cell>
          <table:table-cell table:style-name="Tableau1.C111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1" office:value-type="string">
            <text:p text:style-name="P67">OK.</text:p>
          </table:table-cell>
        </table:table-row>
        <table:table-row>
          <table:table-cell table:style-name="Tableau1.A116" office:value-type="string">
            <text:p text:style-name="P3">thunar-volman</text:p>
          </table:table-cell>
          <table:table-cell table:style-name="Tableau1.B112" office:value-type="string">
            <text:p text:style-name="P10">0.8.1 / <text:span text:style-name="T9">0.8.0</text:span> / 0.8.1</text:p>
          </table:table-cell>
          <table:table-cell table:style-name="Tableau1.C112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2" office:value-type="string">
            <text:p text:style-name="P12">OK.</text:p>
          </table:table-cell>
        </table:table-row>
        <table:table-row>
          <table:table-cell table:style-name="Tableau1.A116" office:value-type="string">
            <text:p text:style-name="P3">Thunar</text:p>
          </table:table-cell>
          <table:table-cell table:style-name="Tableau1.B113" office:value-type="string">
            <text:p text:style-name="P11">1.6.<text:span text:style-name="T21">10</text:span> / <text:span text:style-name="T9">1.6.3</text:span> / 1.6.10</text:p>
          </table:table-cell>
          <table:table-cell table:style-name="Tableau1.C113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3" office:value-type="string">
            <text:p text:style-name="P11"><text:span text:style-name="T21">OK</text:span>.</text:p>
          </table:table-cell>
        </table:table-row>
        <table:table-row>
          <table:table-cell table:style-name="Tableau1.A116" office:value-type="string">
            <text:p text:style-name="P3">tolua++</text:p>
          </table:table-cell>
          <table:table-cell table:style-name="Tableau1.B114" office:value-type="string">
            <text:p text:style-name="P68">1.0.93 / 1.0.93 / -</text:p>
          </table:table-cell>
          <table:table-cell table:style-name="Tableau1.C114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4" office:value-type="string">
            <text:p text:style-name="P68">OK.</text:p>
          </table:table-cell>
        </table:table-row>
        <table:table-row>
          <table:table-cell table:style-name="Tableau1.A116" office:value-type="string">
            <text:p text:style-name="P3">totem-pl-parser</text:p>
          </table:table-cell>
          <table:table-cell table:style-name="Tableau1.B115" office:value-type="string">
            <text:p text:style-name="P68">3.4.5 / 3.4.5 / 3.4.5</text:p>
          </table:table-cell>
          <table:table-cell table:style-name="Tableau1.C115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6" office:value-type="string">
            <text:p text:style-name="P3">transmission</text:p>
          </table:table-cell>
          <table:table-cell table:style-name="Tableau1.B116" office:value-type="string">
            <text:p text:style-name="P68">2.84 / 2.84 / 2.84</text:p>
          </table:table-cell>
          <table:table-cell table:style-name="Tableau1.C116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tumbler</text:p>
          </table:table-cell>
          <table:table-cell table:style-name="Tableau1.B117" office:value-type="string">
            <text:p text:style-name="P16">0.1.31 / <text:span text:style-name="T9">0.1.25</text:span> / 0.1.31</text:p>
          </table:table-cell>
          <table:table-cell table:style-name="Tableau1.C117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7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unrar</text:p>
          </table:table-cell>
          <table:table-cell table:style-name="Tableau1.B118" office:value-type="string">
            <text:p text:style-name="P69">5.<text:span text:style-name="T48">2.6</text:span> / 5.2.6 / -</text:p>
          </table:table-cell>
          <table:table-cell table:style-name="Tableau1.C118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8" office:value-type="string">
            <text:p text:style-name="P69"><text:span text:style-name="T48">OK</text:span>.</text:p>
          </table:table-cell>
        </table:table-row>
        <table:table-row>
          <table:table-cell table:style-name="Tableau1.A142" office:value-type="string">
            <text:p text:style-name="P4">user-settings-console</text:p>
          </table:table-cell>
          <table:table-cell table:style-name="Tableau1.B119" office:value-type="string">
            <text:p text:style-name="P69">14.1 / - / - </text:p>
          </table:table-cell>
          <table:table-cell table:style-name="Tableau1.C119" office:value-type="string">
            <text:p text:style-name="Table_20_Contents">-</text:p>
          </table:table-cell>
          <table:table-cell table:style-name="Tableau1.D119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user-settings-xfce</text:p>
          </table:table-cell>
          <table:table-cell table:style-name="Tableau1.B120" office:value-type="string">
            <text:p text:style-name="P69">4.12 / - / -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webcore-fonts</text:p>
          </table:table-cell>
          <table:table-cell table:style-name="Tableau1.B121" office:value-type="string">
            <text:p text:style-name="P69">3.0 / 3.0 / -</text:p>
          </table:table-cell>
          <table:table-cell table:style-name="Tableau1.C121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wxPython</text:p>
          </table:table-cell>
          <table:table-cell table:style-name="Tableau1.B122" office:value-type="string">
            <text:p text:style-name="P70">2.8.12.1 / 2.8.12.1 / -</text:p>
          </table:table-cell>
          <table:table-cell table:style-name="Tableau1.C122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2" office:value-type="string">
            <text:p text:style-name="P70">OK.</text:p>
          </table:table-cell>
        </table:table-row>
        <table:table-row>
          <table:table-cell table:style-name="Tableau1.A142" office:value-type="string">
            <text:p text:style-name="P4">x264</text:p>
          </table:table-cell>
          <table:table-cell table:style-name="Tableau1.B123" office:value-type="string">
            <text:p text:style-name="P70"><text:span text:style-name="T37">20150223</text:span> / 20150223 / -</text:p>
          </table:table-cell>
          <table:table-cell table:style-name="Tableau1.C123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3" office:value-type="string">
            <text:p text:style-name="P70"><text:span text:style-name="T37">OK</text:span>.</text:p>
          </table:table-cell>
        </table:table-row>
        <table:table-row>
          <table:table-cell table:style-name="Tableau1.A142" office:value-type="string">
            <text:p text:style-name="P4">xarchiver</text:p>
          </table:table-cell>
          <table:table-cell table:style-name="Tableau1.B124" office:value-type="string">
            <text:p text:style-name="P70">0.5.4 / 0.5.4 / 0.5.4</text:p>
          </table:table-cell>
          <table:table-cell table:style-name="Tableau1.C124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4" office:value-type="string">
            <text:p text:style-name="P70">OK.</text:p>
          </table:table-cell>
        </table:table-row>
        <table:table-row>
          <table:table-cell table:style-name="Tableau1.A142" office:value-type="string">
            <text:p text:style-name="P4">xfce4-appfinder</text:p>
          </table:table-cell>
          <table:table-cell table:style-name="Tableau1.B125" office:value-type="string">
            <text:p text:style-name="P12">4.12.0 / <text:span text:style-name="T9">4.10.1</text:span> / 4.12.0</text:p>
          </table:table-cell>
          <table:table-cell table:style-name="Tableau1.C125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5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clipman-plugin</text:p>
          </table:table-cell>
          <table:table-cell table:style-name="Tableau1.B126" office:value-type="string">
            <text:p text:style-name="P12">1.2.6 / <text:span text:style-name="T9">1.2.3</text:span> / 1.2.6</text:p>
          </table:table-cell>
          <table:table-cell table:style-name="Tableau1.C126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mixer</text:p>
          </table:table-cell>
          <table:table-cell table:style-name="Tableau1.B127" office:value-type="string">
            <text:p text:style-name="P12">4.10.0 / <text:span text:style-name="T9">4.8.0</text:span> / 4.11.0</text:p>
          </table:table-cell>
          <table:table-cell table:style-name="Tableau1.C127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7" office:value-type="string">
            <text:p text:style-name="P140">OK.</text:p>
          </table:table-cell>
        </table:table-row>
        <table:table-row>
          <table:table-cell table:style-name="Tableau1.A142" office:value-type="string">
            <text:p text:style-name="P4">xfce4-notifyd</text:p>
          </table:table-cell>
          <table:table-cell table:style-name="Tableau1.B128" office:value-type="string">
            <text:p text:style-name="Table_20_Contents">0.<text:span text:style-name="T4">2.4 / 0.2.4 / 0.2.4</text:span></text:p>
          </table:table-cell>
          <table:table-cell table:style-name="Tableau1.C128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8" office:value-type="string">
            <text:p text:style-name="P12">OK.</text:p>
          </table:table-cell>
        </table:table-row>
        <text:soft-page-break/>
        <table:table-row>
          <table:table-cell table:style-name="Tableau1.A142" office:value-type="string">
            <text:p text:style-name="P4">xfce4-panel</text:p>
          </table:table-cell>
          <table:table-cell table:style-name="Tableau1.B129" office:value-type="string">
            <text:p text:style-name="P16">4.12.0 / <text:span text:style-name="T8">4.10.1 </text:span>/ 4.12.0</text:p>
          </table:table-cell>
          <table:table-cell table:style-name="Tableau1.C129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29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xfce4-power-manager</text:p>
          </table:table-cell>
          <table:table-cell table:style-name="Tableau1.B130" office:value-type="string">
            <text:p text:style-name="P15">1.4.4 / <text:span text:style-name="T8">1.2.0</text:span> / 1.5.2</text:p>
          </table:table-cell>
          <table:table-cell table:style-name="Tableau1.C130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0" office:value-type="string">
            <text:p text:style-name="P15"><text:span text:style-name="T38">OK</text:span>. <text:span text:style-name="T38">1.5.2 requires recent GTK3.</text:span></text:p>
          </table:table-cell>
        </table:table-row>
        <table:table-row>
          <table:table-cell table:style-name="Tableau1.A142" office:value-type="string">
            <text:p text:style-name="P4">xfce4-screenshooter</text:p>
          </table:table-cell>
          <table:table-cell table:style-name="Tableau1.B131" office:value-type="string">
            <text:p text:style-name="P13">1.8.2 / <text:span text:style-name="T9">1.8.1 </text:span>/ 1.8.2</text:p>
          </table:table-cell>
          <table:table-cell table:style-name="Tableau1.C131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1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session</text:p>
          </table:table-cell>
          <table:table-cell table:style-name="Tableau1.B132" office:value-type="string">
            <text:p text:style-name="P15">4.12.1 / <text:span text:style-name="T9">4.10.1 </text:span>/ 4.12.1</text:p>
          </table:table-cell>
          <table:table-cell table:style-name="Tableau1.C132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2" office:value-type="string">
            <text:p text:style-name="P15">OK.</text:p>
          </table:table-cell>
        </table:table-row>
        <table:table-row>
          <table:table-cell table:style-name="Tableau1.A142" office:value-type="string">
            <text:p text:style-name="P4">xfce4-settings</text:p>
          </table:table-cell>
          <table:table-cell table:style-name="Tableau1.B133" office:value-type="string">
            <text:p text:style-name="P14">4.12.0 / <text:span text:style-name="T9">4.10.1</text:span> / 4.12.0</text:p>
          </table:table-cell>
          <table:table-cell table:style-name="Tableau1.C133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3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ce4-taskmanager</text:p>
          </table:table-cell>
          <table:table-cell table:style-name="Tableau1.B134" office:value-type="string">
            <text:p text:style-name="P13">1.1.0 / <text:span text:style-name="T9">1.0.0</text:span> / 1.1.0</text:p>
          </table:table-cell>
          <table:table-cell table:style-name="Tableau1.C134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terminal</text:p>
          </table:table-cell>
          <table:table-cell table:style-name="Tableau1.B135" office:value-type="string">
            <text:p text:style-name="P13">0.6.3 / <text:span text:style-name="T9">0.6.2</text:span> / 0.6.3</text:p>
          </table:table-cell>
          <table:table-cell table:style-name="Tableau1.C135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volumed</text:p>
          </table:table-cell>
          <table:table-cell table:style-name="Tableau1.B136" office:value-type="string">
            <text:p text:style-name="P13">0.1.13 / <text:span text:style-name="T9">0.1.13</text:span> / 0.1.13</text:p>
          </table:table-cell>
          <table:table-cell table:style-name="Tableau1.C136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weather-plugin</text:p>
          </table:table-cell>
          <table:table-cell table:style-name="Tableau1.B137" office:value-type="string">
            <text:p text:style-name="P18">0.8.5 / 0.8.3 / 0.8.5</text:p>
          </table:table-cell>
          <table:table-cell table:style-name="Tableau1.C137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7" office:value-type="string">
            <text:p text:style-name="P19">OK.</text:p>
          </table:table-cell>
        </table:table-row>
        <table:table-row>
          <table:table-cell table:style-name="Tableau1.A142" office:value-type="string">
            <text:p text:style-name="P4">xfce4-whiskermenu-plugin</text:p>
          </table:table-cell>
          <table:table-cell table:style-name="Tableau1.B138" office:value-type="string">
            <text:p text:style-name="P17">1.5.0 / 1.5.0 / 1.5.0</text:p>
          </table:table-cell>
          <table:table-cell table:style-name="Tableau1.C138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8" office:value-type="string">
            <text:p text:style-name="P17">OK.</text:p>
          </table:table-cell>
        </table:table-row>
        <table:table-row>
          <table:table-cell table:style-name="Tableau1.A142" office:value-type="string">
            <text:p text:style-name="P4">xfce4-xkb-plugin</text:p>
          </table:table-cell>
          <table:table-cell table:style-name="Tableau1.B139" office:value-type="string">
            <text:p text:style-name="P19">0.<text:span text:style-name="T38">7.1</text:span> / 0.5.6 / 0.7.1</text:p>
          </table:table-cell>
          <table:table-cell table:style-name="Tableau1.C139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39" office:value-type="string">
            <text:p text:style-name="P19"><text:span text:style-name="T38">OK</text:span>.</text:p>
          </table:table-cell>
        </table:table-row>
        <table:table-row>
          <table:table-cell table:style-name="Tableau1.A142" office:value-type="string">
            <text:p text:style-name="P4">xfconf</text:p>
          </table:table-cell>
          <table:table-cell table:style-name="Tableau1.B140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0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0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desktop</text:p>
          </table:table-cell>
          <table:table-cell table:style-name="Tableau1.B141" office:value-type="string">
            <text:p text:style-name="P13">4.12.<text:span text:style-name="T21">2</text:span> / <text:span text:style-name="T8">4.10.2</text:span> / 4.12.2</text:p>
          </table:table-cell>
          <table:table-cell table:style-name="Tableau1.C141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1" office:value-type="string">
            <text:p text:style-name="P13"><text:span text:style-name="T21">OK</text:span>.</text:p>
          </table:table-cell>
        </table:table-row>
        <table:table-row>
          <table:table-cell table:style-name="Tableau1.A142" office:value-type="string">
            <text:p text:style-name="P4">xfwm4</text:p>
          </table:table-cell>
          <table:table-cell table:style-name="Tableau1.B142" office:value-type="string">
            <text:p text:style-name="P13">4.12.<text:span text:style-name="T21">3</text:span> / <text:span text:style-name="T8">4.10.1</text:span> / 4.12.3</text:p>
          </table:table-cell>
          <table:table-cell table:style-name="Tableau1.C142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2" office:value-type="string">
            <text:p text:style-name="P13"><text:span text:style-name="T21">OK</text:span>.</text:p>
          </table:table-cell>
        </table:table-row>
        <table:table-row>
          <table:table-cell table:style-name="Tableau1.A143" office:value-type="string">
            <text:p text:style-name="P4">xvidcore</text:p>
          </table:table-cell>
          <table:table-cell table:style-name="Tableau1.B143" office:value-type="string">
            <text:p text:style-name="P70">1.3.3 / 1.3.3 / -</text:p>
          </table:table-cell>
          <table:table-cell table:style-name="Tableau1.C143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3" office:value-type="string">
            <text:p text:style-name="P70">OK.</text:p>
          </table:table-cell>
        </table:table-row>
      </table:table>
      <text:h text:style-name="P15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51">Package</text:p>
            </table:table-cell>
            <table:table-cell table:style-name="Tableau2.B1" office:value-type="string">
              <text:p text:style-name="P149">Version<text:note text:id="ftn2" text:note-class="footnote"><text:note-citation>2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7">Source</text:p>
            </table:table-cell>
            <table:table-cell table:style-name="Tableau2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128">3.6.2 / - / 3.16.2</text:p>
          </table:table-cell>
          <table:table-cell table:style-name="Tableau2.C24" office:value-type="string">
            <text:p text:style-name="P128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128">2.3.1 / 2.3.1 / 2.3.1</text:p>
          </table:table-cell>
          <table:table-cell table:style-name="Tableau2.C24" office:value-type="string">
            <text:p text:style-name="P128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128">4.3.0 / - / 4.3.0</text:p>
          </table:table-cell>
          <table:table-cell table:style-name="Tableau2.C24" office:value-type="string">
            <text:p text:style-name="P128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128"><text:span text:style-name="T51">3.8.5</text:span> / 3.<text:span text:style-name="T51">8.5</text:span> / -</text:p>
          </table:table-cell>
          <table:table-cell table:style-name="Tableau2.C24" office:value-type="string">
            <text:p text:style-name="P129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30"><text:span text:style-name="T51">OK</text:span>.</text:p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129">2.1.10 / 2.1.10 / 2.1.10</text:p>
          </table:table-cell>
          <table:table-cell table:style-name="Tableau2.C24" office:value-type="string">
            <text:p text:style-name="P129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129">3.8.1 / 3.11.0.2 / 3.11.0.2</text:p>
          </table:table-cell>
          <table:table-cell table:style-name="Tableau2.C24" office:value-type="string">
            <text:p text:style-name="P129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9">3.11.x requires wxGTK3.</text:p>
          </table:table-cell>
        </table:table-row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130">2.6.4 / 2.6.4 / 2.6.4</text:p>
          </table:table-cell>
          <table:table-cell table:style-name="Tableau2.C24" office:value-type="string">
            <text:p text:style-name="P130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30">OK.</text:p>
          </table:table-cell>
        </table:table-row>
        <text:soft-page-break/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130">2.6.4 / 2.6.4 / 2.6.4</text:p>
          </table:table-cell>
          <table:table-cell table:style-name="Tableau2.C24" office:value-type="string">
            <text:p text:style-name="P130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131"><text:span text:style-name="T52">1.2.0b1</text:span> / 1.2.0b1 / -</text:p>
          </table:table-cell>
          <table:table-cell table:style-name="Tableau2.C24" office:value-type="string">
            <text:p text:style-name="P131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131">15.02 / 15.02 / 15.02 </text:p>
          </table:table-cell>
          <table:table-cell table:style-name="Tableau2.C24" office:value-type="string">
            <text:p text:style-name="P131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131">1.15 / - / 1.15</text:p>
          </table:table-cell>
          <table:table-cell table:style-name="Tableau2.C24" office:value-type="string">
            <text:p text:style-name="P131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132">1.2.6 / 1.4.0 / 1.4.0</text:p>
          </table:table-cell>
          <table:table-cell table:style-name="Tableau2.C24" office:value-type="string">
            <text:p text:style-name="P132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132">2.6.3 / 2.6.3 / 2.6.3</text:p>
          </table:table-cell>
          <table:table-cell table:style-name="Tableau2.C24" office:value-type="string">
            <text:p text:style-name="P132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132">2.0.7 / 2.0.7 / 2.0.7</text:p>
          </table:table-cell>
          <table:table-cell table:style-name="Tableau2.C24" office:value-type="string">
            <text:p text:style-name="P132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132">3.7.0.0 / 3.7.0.0 / 3.7.0.0</text:p>
          </table:table-cell>
          <table:table-cell table:style-name="Tableau2.C24" office:value-type="string">
            <text:p text:style-name="P132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132"><text:span text:style-name="T52">1.2.0rc1</text:span> / 1.2.0rc1 / 1.0.0</text:p>
          </table:table-cell>
          <table:table-cell table:style-name="Tableau2.C24" office:value-type="string">
            <text:p text:style-name="P132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132">0.9.4.183 / 0.9.4.183 / -</text:p>
          </table:table-cell>
          <table:table-cell table:style-name="Tableau2.C24" office:value-type="string">
            <text:p text:style-name="P132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2">Upgrade ?</text:p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132">0.9.11.27 / 0.9.17.8 / -</text:p>
          </table:table-cell>
          <table:table-cell table:style-name="Tableau2.C24" office:value-type="string">
            <text:p text:style-name="P132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2">Upgrade.</text:p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3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134">1.6.2 / 1.6.2 / 1.6.2</text:p>
          </table:table-cell>
          <table:table-cell table:style-name="Tableau2.C24" office:value-type="string">
            <text:p text:style-name="P134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134">1.5.<text:span text:style-name="T47">4</text:span> / 1.3.0 / <text:span text:style-name="T47">1.5.4</text:span></text:p>
          </table:table-cell>
          <table:table-cell table:style-name="Tableau2.C24" office:value-type="string">
            <text:p text:style-name="P143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134">0.9.5b / 0.9.5b / 0.9.5b</text:p>
          </table:table-cell>
          <table:table-cell table:style-name="Tableau2.C25" office:value-type="string">
            <text:p text:style-name="P134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4">OK.</text:p>
          </table:table-cell>
        </table:table-row>
      </table:table>
      <text:h text:style-name="P152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51">Package</text:p>
            </table:table-cell>
            <table:table-cell table:style-name="Tableau3.B1" office:value-type="string">
              <text:p text:style-name="P149">Version<text:note text:id="ftn3" text:note-class="footnote"><text:note-citation>3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7">Source</text:p>
            </table:table-cell>
            <table:table-cell table:style-name="Tableau3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105">2.2.18 / 2.1.10 / 2.2.18</text:p>
          </table:table-cell>
          <table:table-cell table:style-name="Tableau3.C40" office:value-type="string">
            <text:p text:style-name="P105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106">1.28 / 1.28 / 1.28</text:p>
          </table:table-cell>
          <table:table-cell table:style-name="Tableau3.C40" office:value-type="string">
            <text:p text:style-name="P106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106">2.7 / 2.7 / 2.7</text:p>
          </table:table-cell>
          <table:table-cell table:style-name="Tableau3.C40" office:value-type="string">
            <text:p text:style-name="P106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107">0.11.1 / 0.11.1 / -</text:p>
          </table:table-cell>
          <table:table-cell table:style-name="Tableau3.C40" office:value-type="string">
            <text:p text:style-name="P107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7">OK.</text:p>
          </table:table-cell>
        </table:table-row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108">1.7.6 / - / 2.4.2</text:p>
          </table:table-cell>
          <table:table-cell table:style-name="Tableau3.C40" office:value-type="string">
            <text:p text:style-name="P10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8">Upgrade ?</text:p>
          </table:table-cell>
        </table:table-row>
        <text:soft-page-break/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9">Remove.</text:p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110">3.99.5 / 3.99.5 / 3.99.5</text:p>
          </table:table-cell>
          <table:table-cell table:style-name="Tableau3.C40" office:value-type="string">
            <text:p text:style-name="P110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111">r475 / r453 / r475</text:p>
          </table:table-cell>
          <table:table-cell table:style-name="Tableau3.C40" office:value-type="string">
            <text:p text:style-name="P111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112">0.6.2 / 0.6.2 / - </text:p>
          </table:table-cell>
          <table:table-cell table:style-name="Tableau3.C40" office:value-type="string">
            <text:p text:style-name="P112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113">2.0.0 / 2.0.0 / 2.0.0</text:p>
          </table:table-cell>
          <table:table-cell table:style-name="Tableau3.C40" office:value-type="string">
            <text:p text:style-name="P113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114">2.7 / 2.7 / -</text:p>
          </table:table-cell>
          <table:table-cell table:style-name="Tableau3.C40" office:value-type="string">
            <text:p text:style-name="P114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114">r475 / r453 / r475</text:p>
          </table:table-cell>
          <table:table-cell table:style-name="Tableau3.C40" office:value-type="string">
            <text:p text:style-name="P114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114">2.3.1 / 2.2.2 / 2.3.1</text:p>
          </table:table-cell>
          <table:table-cell table:style-name="Tableau3.C40" office:value-type="string">
            <text:p text:style-name="P114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115">2.2.11 / 2.2.10 / 2.2.11</text:p>
          </table:table-cell>
          <table:table-cell table:style-name="Tableau3.C40" office:value-type="string">
            <text:p text:style-name="P115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116">0.13.0 / 0.13.0 / 0.13.4</text:p>
          </table:table-cell>
          <table:table-cell table:style-name="Tableau3.C40" office:value-type="string">
            <text:p text:style-name="P116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117">r475 / r435 / r475</text:p>
          </table:table-cell>
          <table:table-cell table:style-name="Tableau3.C40" office:value-type="string">
            <text:p text:style-name="P117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118">9.20.1 / 9.20.1 / -</text:p>
          </table:table-cell>
          <table:table-cell table:style-name="Tableau3.C40" office:value-type="string">
            <text:p text:style-name="P118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119">0.53 / 0.52 / 0.55</text:p>
          </table:table-cell>
          <table:table-cell table:style-name="Tableau3.C40" office:value-type="string">
            <text:p text:style-name="P119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120">1.03 / 1.03 / 1.03</text:p>
          </table:table-cell>
          <table:table-cell table:style-name="Tableau3.C40" office:value-type="string">
            <text:p text:style-name="P120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121">2.13 / 2.13 / 2.13 </text:p>
          </table:table-cell>
          <table:table-cell table:style-name="Tableau3.C40" office:value-type="string">
            <text:p text:style-name="P121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122">1.13 / 1.13 / 1.16</text:p>
          </table:table-cell>
          <table:table-cell table:style-name="Tableau3.C40" office:value-type="string">
            <text:p text:style-name="P122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122">0.72 / 0.72 / 0.83</text:p>
          </table:table-cell>
          <table:table-cell table:style-name="Tableau3.C40" office:value-type="string">
            <text:p text:style-name="P122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122">1.26 / 1.26 / 1.26</text:p>
          </table:table-cell>
          <table:table-cell table:style-name="Tableau3.C40" office:value-type="string">
            <text:p text:style-name="P122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123">2.007 / 2.007 / 2.008</text:p>
          </table:table-cell>
          <table:table-cell table:style-name="Tableau3.C40" office:value-type="string">
            <text:p text:style-name="P123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123">2.11.5 / 2.9.4 / 2.11.5</text:p>
          </table:table-cell>
          <table:table-cell table:style-name="Tableau3.C40" office:value-type="string">
            <text:p text:style-name="P123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124">1.2.1 / 1.0.1 / -</text:p>
          </table:table-cell>
          <table:table-cell table:style-name="Tableau3.C40" office:value-type="string">
            <text:p text:style-name="P124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124">2.06 / 2.06 / 2.07</text:p>
          </table:table-cell>
          <table:table-cell table:style-name="Tableau3.C40" office:value-type="string">
            <text:p text:style-name="P124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125">2.1 / 0.9.8 / -</text:p>
          </table:table-cell>
          <table:table-cell table:style-name="Tableau3.C40" office:value-type="string">
            <text:p text:style-name="P125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125">0.25 / 0.18 / -</text:p>
          </table:table-cell>
          <table:table-cell table:style-name="Tableau3.C40" office:value-type="string">
            <text:p text:style-name="P125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125">3.7beta2 / 3.6 / 3.7beta2</text:p>
          </table:table-cell>
          <table:table-cell table:style-name="Tableau3.C40" office:value-type="string">
            <text:p text:style-name="P125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125">0.9.0 / 0.9.0 / 0.9.4</text:p>
          </table:table-cell>
          <table:table-cell table:style-name="Tableau3.C40" office:value-type="string">
            <text:p text:style-name="P125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5">OK.</text:p>
          </table:table-cell>
        </table:table-row>
        <text:soft-page-break/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125">0.36.0 / - / 0.37.0</text:p>
          </table:table-cell>
          <table:table-cell table:style-name="Tableau3.C40" office:value-type="string">
            <text:p text:style-name="P125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125">1.3.2 / - / 1.4.1</text:p>
          </table:table-cell>
          <table:table-cell table:style-name="Tableau3.C40" office:value-type="string">
            <text:p text:style-name="P125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125">1.2rc1 / 1.2rc1 / 1.2rc2</text:p>
          </table:table-cell>
          <table:table-cell table:style-name="Tableau3.C40" office:value-type="string">
            <text:p text:style-name="P125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125">3.4.12 / 3.1.20 / 3.4.13</text:p>
          </table:table-cell>
          <table:table-cell table:style-name="Tableau3.C40" office:value-type="string">
            <text:p text:style-name="P125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5">Upgrade.</text:p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126">5.4 / - / -</text:p>
          </table:table-cell>
          <table:table-cell table:style-name="Tableau3.C40" office:value-type="string">
            <text:p text:style-name="P126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126">1.4 / - / 1.4</text:p>
          </table:table-cell>
          <table:table-cell table:style-name="Tableau3.C40" office:value-type="string">
            <text:p text:style-name="P126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127">0.3.13 / 0.3.13 / 0.3.13</text:p>
          </table:table-cell>
          <table:table-cell table:style-name="Tableau3.C40" office:value-type="string">
            <text:p text:style-name="P127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7">OK.</text:p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127">5.0.14 / 5.0.0 / -</text:p>
          </table:table-cell>
          <table:table-cell table:style-name="Tableau3.C40" office:value-type="string">
            <text:p text:style-name="P127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7">OK.</text:p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127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7">OK.</text:p>
          </table:table-cell>
        </table:table-row>
      </table:table>
      <text:h text:style-name="P152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51">Package</text:p>
            </table:table-cell>
            <table:table-cell table:style-name="Tableau4.B1" office:value-type="string">
              <text:p text:style-name="P149">Version<text:note text:id="ftn4" text:note-class="footnote"><text:note-citation>4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7">Source</text:p>
            </table:table-cell>
            <table:table-cell table:style-name="Tableau4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2">dovecot</text:p>
          </table:table-cell>
          <table:table-cell table:style-name="Tableau4.B36" office:value-type="string">
            <text:p text:style-name="P74">2.2.18 / 2.2.13 / 2.2.18</text:p>
          </table:table-cell>
          <table:table-cell table:style-name="Tableau4.C36" office:value-type="string">
            <text:p text:style-name="P74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4">OK. </text:p>
          </table:table-cell>
        </table:table-row>
        <table:table-row>
          <table:table-cell table:style-name="Tableau4.A36" office:value-type="string">
            <text:p text:style-name="P72">faac</text:p>
          </table:table-cell>
          <table:table-cell table:style-name="Tableau4.B36" office:value-type="string">
            <text:p text:style-name="P75">1.28 / 1.28 / <text:span text:style-name="T22">1.28</text:span></text:p>
          </table:table-cell>
          <table:table-cell table:style-name="Tableau4.C36" office:value-type="string">
            <text:p text:style-name="P76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faad2</text:p>
          </table:table-cell>
          <table:table-cell table:style-name="Tableau4.B36" office:value-type="string">
            <text:p text:style-name="P76">2.7 / 2.7 / 2.7</text:p>
          </table:table-cell>
          <table:table-cell table:style-name="Tableau4.C36" office:value-type="string">
            <text:p text:style-name="P77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ffmpeg</text:p>
          </table:table-cell>
          <table:table-cell table:style-name="Tableau4.B36" office:value-type="string">
            <text:p text:style-name="P76">2.1 / 2.6.3 / -</text:p>
          </table:table-cell>
          <table:table-cell table:style-name="Tableau4.C36" office:value-type="string">
            <text:p text:style-name="P76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6">Upgrade.</text:p>
          </table:table-cell>
        </table:table-row>
        <table:table-row>
          <table:table-cell table:style-name="Tableau4.A36" office:value-type="string">
            <text:p text:style-name="P72">glances</text:p>
          </table:table-cell>
          <table:table-cell table:style-name="Tableau4.B36" office:value-type="string">
            <text:p text:style-name="P76">1.7.6 / 2.4.1 / 2.4.2</text:p>
          </table:table-cell>
          <table:table-cell table:style-name="Tableau4.C36" office:value-type="string">
            <text:p text:style-name="P76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6">Upgrade.</text:p>
          </table:table-cell>
        </table:table-row>
        <table:table-row>
          <table:table-cell table:style-name="Tableau4.A36" office:value-type="string">
            <text:p text:style-name="P72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6">Remove.</text:p>
          </table:table-cell>
        </table:table-row>
        <table:table-row>
          <table:table-cell table:style-name="Tableau4.A36" office:value-type="string">
            <text:p text:style-name="P72">lame</text:p>
          </table:table-cell>
          <table:table-cell table:style-name="Tableau4.B36" office:value-type="string">
            <text:p text:style-name="P76">3.99.5 / 3.99.5 / 3.99.5</text:p>
          </table:table-cell>
          <table:table-cell table:style-name="Tableau4.C36" office:value-type="string">
            <text:p text:style-name="P76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libcuefile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2">libmms</text:p>
          </table:table-cell>
          <table:table-cell table:style-name="Tableau4.B36" office:value-type="string">
            <text:p text:style-name="P78">0.6.2 / 0.6.4 / 0.5 (?)</text:p>
          </table:table-cell>
          <table:table-cell table:style-name="Tableau4.C36" office:value-type="string">
            <text:p text:style-name="P78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8">Upgrade.</text:p>
          </table:table-cell>
        </table:table-row>
        <table:table-row>
          <table:table-cell table:style-name="Tableau4.A36" office:value-type="string">
            <text:p text:style-name="P72">libmp4v2</text:p>
          </table:table-cell>
          <table:table-cell table:style-name="Tableau4.B36" office:value-type="string">
            <text:p text:style-name="P78">2.0.0 / 2.0.0 / -</text:p>
          </table:table-cell>
          <table:table-cell table:style-name="Tableau4.C36" office:value-type="string">
            <text:p text:style-name="P7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2">libmpdclient</text:p>
          </table:table-cell>
          <table:table-cell table:style-name="Tableau4.B36" office:value-type="string">
            <text:p text:style-name="P79">2.9 / 2.9 / -</text:p>
          </table:table-cell>
          <table:table-cell table:style-name="Tableau4.C36" office:value-type="string">
            <text:p text:style-name="P79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2">libreplaygain</text:p>
          </table:table-cell>
          <table:table-cell table:style-name="Tableau4.B36" office:value-type="string">
            <text:p text:style-name="P79">r475 / r475 / r475</text:p>
          </table:table-cell>
          <table:table-cell table:style-name="Tableau4.C36" office:value-type="string">
            <text:p text:style-name="P79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2">libshout</text:p>
          </table:table-cell>
          <table:table-cell table:style-name="Tableau4.B36" office:value-type="string">
            <text:p text:style-name="P80">2.3.1 / 2.3.1 / 2.3.1 </text:p>
          </table:table-cell>
          <table:table-cell table:style-name="Tableau4.C36" office:value-type="string">
            <text:p text:style-name="P80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80">OK.</text:p>
          </table:table-cell>
        </table:table-row>
        <text:soft-page-break/>
        <table:table-row>
          <table:table-cell table:style-name="Tableau4.A36" office:value-type="string">
            <text:p text:style-name="P72">libsigc++</text:p>
          </table:table-cell>
          <table:table-cell table:style-name="Tableau4.B36" office:value-type="string">
            <text:p text:style-name="P81">2.2.11 / 2.2.11 / 2.2.11</text:p>
          </table:table-cell>
          <table:table-cell table:style-name="Tableau4.C36" office:value-type="string">
            <text:p text:style-name="P8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1">OK.</text:p>
          </table:table-cell>
        </table:table-row>
        <table:table-row>
          <table:table-cell table:style-name="Tableau4.A36" office:value-type="string">
            <text:p text:style-name="P72">libtorrent</text:p>
          </table:table-cell>
          <table:table-cell table:style-name="Tableau4.B36" office:value-type="string">
            <text:p text:style-name="P82">0.13.0 / 0.13.4 / 0.13.4</text:p>
          </table:table-cell>
          <table:table-cell table:style-name="Tableau4.C36" office:value-type="string">
            <text:p text:style-name="P82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2">Upgrade.</text:p>
          </table:table-cell>
        </table:table-row>
        <table:table-row>
          <table:table-cell table:style-name="Tableau4.A36" office:value-type="string">
            <text:p text:style-name="P72">musepack-tools</text:p>
          </table:table-cell>
          <table:table-cell table:style-name="Tableau4.B36" office:value-type="string">
            <text:p text:style-name="P83">r475 / r475 / r475</text:p>
          </table:table-cell>
          <table:table-cell table:style-name="Tableau4.C36" office:value-type="string">
            <text:p text:style-name="P83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2">p7zip</text:p>
          </table:table-cell>
          <table:table-cell table:style-name="Tableau4.B36" office:value-type="string">
            <text:p text:style-name="P84">9.20.1 / 9.20.1 / -</text:p>
          </table:table-cell>
          <table:table-cell table:style-name="Tableau4.C36" office:value-type="string">
            <text:p text:style-name="P8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2">perl-BerkeleyDB</text:p>
          </table:table-cell>
          <table:table-cell table:style-name="Tableau4.B36" office:value-type="string">
            <text:p text:style-name="P85">0.53 / 0.53 / 0.55</text:p>
          </table:table-cell>
          <table:table-cell table:style-name="Tableau4.C36" office:value-type="string">
            <text:p text:style-name="P85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5">Upgrade.</text:p>
          </table:table-cell>
        </table:table-row>
        <table:table-row>
          <table:table-cell table:style-name="Tableau4.A36" office:value-type="string">
            <text:p text:style-name="P72">perl-digest-hmac</text:p>
          </table:table-cell>
          <table:table-cell table:style-name="Tableau4.B36" office:value-type="string">
            <text:p text:style-name="P85">1.03 / 1.03 / 1.03</text:p>
          </table:table-cell>
          <table:table-cell table:style-name="Tableau4.C36" office:value-type="string">
            <text:p text:style-name="P85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2">perl-digest-sha1</text:p>
          </table:table-cell>
          <table:table-cell table:style-name="Tableau4.B36" office:value-type="string">
            <text:p text:style-name="P86">2.13 / 2.13 / 2.13</text:p>
          </table:table-cell>
          <table:table-cell table:style-name="Tableau4.C36" office:value-type="string">
            <text:p text:style-name="P86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2">perl-IO-Multiplex</text:p>
          </table:table-cell>
          <table:table-cell table:style-name="Tableau4.B36" office:value-type="string">
            <text:p text:style-name="P87">1.13 / 1.13 / 1.16</text:p>
          </table:table-cell>
          <table:table-cell table:style-name="Tableau4.C36" office:value-type="string">
            <text:p text:style-name="P87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7">Upgrade.</text:p>
          </table:table-cell>
        </table:table-row>
        <table:table-row>
          <table:table-cell table:style-name="Tableau4.A36" office:value-type="string">
            <text:p text:style-name="P72">perl-net-dns</text:p>
          </table:table-cell>
          <table:table-cell table:style-name="Tableau4.B36" office:value-type="string">
            <text:p text:style-name="P87">0.72 / 0.78 / 0.83</text:p>
          </table:table-cell>
          <table:table-cell table:style-name="Tableau4.C36" office:value-type="string">
            <text:p text:style-name="P87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7">Upgrade.</text:p>
          </table:table-cell>
        </table:table-row>
        <table:table-row>
          <table:table-cell table:style-name="Tableau4.A36" office:value-type="string">
            <text:p text:style-name="P72">perl-net-ip</text:p>
          </table:table-cell>
          <table:table-cell table:style-name="Tableau4.B36" office:value-type="string">
            <text:p text:style-name="P88">1.26 / 1.26 / 1.26</text:p>
          </table:table-cell>
          <table:table-cell table:style-name="Tableau4.C36" office:value-type="string">
            <text:p text:style-name="P88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8">OK.</text:p>
          </table:table-cell>
        </table:table-row>
        <table:table-row>
          <table:table-cell table:style-name="Tableau4.A36" office:value-type="string">
            <text:p text:style-name="P72">perl-Net-Server</text:p>
          </table:table-cell>
          <table:table-cell table:style-name="Tableau4.B36" office:value-type="string">
            <text:p text:style-name="P89">2.007 / 2.008 / 2.008</text:p>
          </table:table-cell>
          <table:table-cell table:style-name="Tableau4.C36" office:value-type="string">
            <text:p text:style-name="P89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9">Upgrade.</text:p>
          </table:table-cell>
        </table:table-row>
        <table:table-row>
          <table:table-cell table:style-name="Tableau4.A36" office:value-type="string">
            <text:p text:style-name="P72">postfix</text:p>
          </table:table-cell>
          <table:table-cell table:style-name="Tableau4.B36" office:value-type="string">
            <text:p text:style-name="P90">2.11.5 / 2.11.4 / 2.11.5</text:p>
          </table:table-cell>
          <table:table-cell table:style-name="Tableau4.C36" office:value-type="string">
            <text:p text:style-name="P90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90">OK.</text:p>
          </table:table-cell>
        </table:table-row>
        <table:table-row>
          <table:table-cell table:style-name="Tableau4.A36" office:value-type="string">
            <text:p text:style-name="P72">psutil</text:p>
          </table:table-cell>
          <table:table-cell table:style-name="Tableau4.B36" office:value-type="string">
            <text:p text:style-name="P91">1.2.1 / 3.0.1 / -</text:p>
          </table:table-cell>
          <table:table-cell table:style-name="Tableau4.C36" office:value-type="string">
            <text:p text:style-name="P91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1">Upgrade.</text:p>
          </table:table-cell>
        </table:table-row>
        <table:table-row>
          <table:table-cell table:style-name="Tableau4.A36" office:value-type="string">
            <text:p text:style-name="P72">pwgen</text:p>
          </table:table-cell>
          <table:table-cell table:style-name="Tableau4.B36" office:value-type="string">
            <text:p text:style-name="P92">2.06 / 2.06 / 2.07</text:p>
          </table:table-cell>
          <table:table-cell table:style-name="Tableau4.C36" office:value-type="string">
            <text:p text:style-name="P93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2">pysetuptools</text:p>
          </table:table-cell>
          <table:table-cell table:style-name="Tableau4.B36" office:value-type="string">
            <text:p text:style-name="P94">2.1 / 17.0 / -</text:p>
          </table:table-cell>
          <table:table-cell table:style-name="Tableau4.C36" office:value-type="string">
            <text:p text:style-name="P95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4">Upgrade.</text:p>
          </table:table-cell>
        </table:table-row>
        <table:table-row>
          <table:table-cell table:style-name="Tableau4.A36" office:value-type="string">
            <text:p text:style-name="P72">pyxdg</text:p>
          </table:table-cell>
          <table:table-cell table:style-name="Tableau4.B36" office:value-type="string">
            <text:p text:style-name="P96">0.25 / 0.25 / -</text:p>
          </table:table-cell>
          <table:table-cell table:style-name="Tableau4.C36" office:value-type="string">
            <text:p text:style-name="P9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6">OK.</text:p>
          </table:table-cell>
        </table:table-row>
        <table:table-row>
          <table:table-cell table:style-name="Tableau4.A36" office:value-type="string">
            <text:p text:style-name="P72">recode</text:p>
          </table:table-cell>
          <table:table-cell table:style-name="Tableau4.B36" office:value-type="string">
            <text:p text:style-name="P96">3.6 / 3.7beta2 / -</text:p>
          </table:table-cell>
          <table:table-cell table:style-name="Tableau4.C36" office:value-type="string">
            <text:p text:style-name="P9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2">sbopkg</text:p>
          </table:table-cell>
          <table:table-cell table:style-name="Tableau4.B36" office:value-type="string">
            <text:p text:style-name="P96">0.37.0 / - / 0.37.0</text:p>
          </table:table-cell>
          <table:table-cell table:style-name="Tableau4.C36" office:value-type="string">
            <text:p text:style-name="P96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6">OK.</text:p>
          </table:table-cell>
        </table:table-row>
        <table:table-row>
          <table:table-cell table:style-name="Tableau4.A36" office:value-type="string">
            <text:p text:style-name="P72">slackpkg+</text:p>
          </table:table-cell>
          <table:table-cell table:style-name="Tableau4.B36" office:value-type="string">
            <text:p text:style-name="P97">1.3.2 / - / 1.4.1</text:p>
          </table:table-cell>
          <table:table-cell table:style-name="Tableau4.C36" office:value-type="string">
            <text:p text:style-name="P9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2">speex</text:p>
          </table:table-cell>
          <table:table-cell table:style-name="Tableau4.B36" office:value-type="string">
            <text:p text:style-name="P98">1.2rc1 / 1.2rc2 / 1.2rc2</text:p>
          </table:table-cell>
          <table:table-cell table:style-name="Tableau4.C36" office:value-type="string">
            <text:p text:style-name="P98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</text:p>
          </table:table-cell>
          <table:table-cell table:style-name="Tableau4.B36" office:value-type="string">
            <text:p text:style-name="P99">3.4.12 / 3.4.10 / 3.4.13</text:p>
          </table:table-cell>
          <table:table-cell table:style-name="Tableau4.C36" office:value-type="string">
            <text:p text:style-name="P99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9">Upgrade.</text:p>
          </table:table-cell>
        </table:table-row>
        <table:table-row>
          <table:table-cell table:style-name="Tableau4.A36" office:value-type="string">
            <text:p text:style-name="P73">squidanalyzer</text:p>
          </table:table-cell>
          <table:table-cell table:style-name="Tableau4.B36" office:value-type="string">
            <text:p text:style-name="P100">5.4 / 5.3 / <text:span text:style-name="T23">5.4</text:span></text:p>
          </table:table-cell>
          <table:table-cell table:style-name="Tableau4.C36" office:value-type="string">
            <text:p text:style-name="P10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3">squidGuard</text:p>
          </table:table-cell>
          <table:table-cell table:style-name="Tableau4.B39" office:value-type="string">
            <text:p text:style-name="P102">1.4 / 1.4 / 1.4</text:p>
          </table:table-cell>
          <table:table-cell table:style-name="Tableau4.C39" office:value-type="string">
            <text:p text:style-name="P102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3">twolame</text:p>
          </table:table-cell>
          <table:table-cell table:style-name="Tableau4.B39" office:value-type="string">
            <text:p text:style-name="P103">0.3.13 / 0.3.13 / 0.3.13</text:p>
          </table:table-cell>
          <table:table-cell table:style-name="Tableau4.C39" office:value-type="string">
            <text:p text:style-name="P103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3">OK.</text:p>
          </table:table-cell>
        </table:table-row>
        <table:table-row>
          <table:table-cell table:style-name="Tableau4.A39" office:value-type="string">
            <text:p text:style-name="P73">unrar</text:p>
          </table:table-cell>
          <table:table-cell table:style-name="Tableau4.B39" office:value-type="string">
            <text:p text:style-name="P104">5.0.13 / 5.2.6 / -</text:p>
          </table:table-cell>
          <table:table-cell table:style-name="Tableau4.C39" office:value-type="string">
            <text:p text:style-name="P10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4">Upgrade.</text:p>
          </table:table-cell>
        </table:table-row>
        <table:table-row>
          <table:table-cell table:style-name="Tableau4.A40" office:value-type="string">
            <text:p text:style-name="P73">user-settings-console</text:p>
          </table:table-cell>
          <table:table-cell table:style-name="Tableau4.B40" office:value-type="string">
            <text:p text:style-name="P104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4">OK.</text:p>
          </table:table-cell>
        </table:table-row>
      </table:table>
      <text:h text:style-name="P152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8-02T08:05:21.113725598</dc:date>
    <meta:editing-duration>PT17H31M12S</meta:editing-duration>
    <meta:editing-cycles>152</meta:editing-cycles>
    <meta:generator>LibreOffice/4.4.5.2$Linux_X86_64 LibreOffice_project/a22f674fd25a3b6f45bdebf25400ed2adff0ff99</meta:generator>
    <meta:document-statistic meta:table-count="4" meta:image-count="0" meta:object-count="0" meta:page-count="11" meta:paragraph-count="1004" meta:word-count="2042" meta:character-count="22067" meta:non-whitespace-character-count="20811"/>
  </office:meta>
</office:document-meta>
</file>